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YS 150</text:p>
      <text:p text:style-name="Standard">Flow rate of charge</text:p>
      <text:p text:style-name="Standard"/>
      <text:p text:style-name="Standard">neg → neg is the same as pos ← pos</text:p>
      <text:p text:style-name="Standard"/>
      <text:p text:style-name="Standard">current is the flow of positive charges</text:p>
      <text:p text:style-name="Standard"/>
      <text:p text:style-name="Standard">Water In a Pipe</text:p>
      <text:p text:style-name="Standard">flow rate = mass/time</text:p>
      <text:p text:style-name="Standard">electrical flow = current [i] = coulombs/time or charge/time (c/s or coulombs/second)</text:p>
      <text:p text:style-name="Standard">A = c/s // 1 amphere = 1 coulombs / 1 second</text:p>
      <text:p text:style-name="Standard"/>
      <text:p text:style-name="Standard"/>
      <text:p text:style-name="Standard">Voltage (potential difference) ↔ Pressure</text:p>
      <text:p text:style-name="Standard">PUMP (water) ↔ Power Supply</text:p>
      <text:p text:style-name="Standard">Power Supply creates electrical pressure differences</text:p>
      <text:p text:style-name="Standard">two 1.5 Volt batteries is the same as a 3.0 Volt battery</text:p>
      <text:p text:style-name="Standard"/>
      <text:p text:style-name="P1">Resistance</text:p>
      <text:p text:style-name="P1"><text:span text:style-name="T1">Does the opposite of the power supply</text:span></text:p>
      <text:p text:style-name="P1"><text:span text:style-name="T1"/></text:p>
      <text:p text:style-name="P1"><text:span text:style-name="T1">[R] = [v]/[n] = V/A or ohms [Omega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ry Cook</meta:initial-creator>
    <meta:creation-date>2010-09-23T14:03:29.41</meta:creation-date>
    <meta:document-statistic meta:table-count="0" meta:image-count="0" meta:object-count="0" meta:page-count="1" meta:paragraph-count="15" meta:word-count="99" meta:character-count="523"/>
    <dc:date>2010-09-23T19:46:27.29</dc:date>
    <dc:creator>Cory Cook</dc:creator>
    <meta:editing-duration>PT04H46M31S</meta:editing-duration>
    <meta:editing-cycles>1</meta:editing-cycles>
    <meta:generator>OpenOffice.org/3.2$Win32 OpenOffice.org_project/320m18$Build-9502</meta:generator>
  </office:meta>
</office:document-meta>
</file>